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028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70288" style:font-weight-asian="bold" style:font-weight-complex="bold"/>
    </style:style>
    <style:style style:name="P3" style:family="paragraph" style:parent-style-name="Standard">
      <style:text-properties style:text-underline-style="none" officeooo:paragraph-rsid="000f5aa7"/>
    </style:style>
    <style:style style:name="P4" style:family="paragraph" style:parent-style-name="Standard">
      <style:text-properties style:text-underline-style="none" officeooo:paragraph-rsid="0011acde"/>
    </style:style>
    <style:style style:name="P5" style:family="paragraph" style:parent-style-name="Standard">
      <style:text-properties officeooo:paragraph-rsid="00082a01"/>
    </style:style>
    <style:style style:name="P6" style:family="paragraph" style:parent-style-name="Standard">
      <style:text-properties fo:font-style="italic" style:text-underline-style="none" officeooo:paragraph-rsid="000f68f8" style:font-style-asian="italic" style:font-style-complex="italic"/>
    </style:style>
    <style:style style:name="P7" style:family="paragraph" style:parent-style-name="Standard">
      <style:text-properties fo:font-style="italic" style:text-underline-style="none" officeooo:paragraph-rsid="002c9849" style:font-style-asian="italic" style:font-style-complex="italic"/>
    </style:style>
    <style:style style:name="P8" style:family="paragraph" style:parent-style-name="Standard">
      <style:text-properties fo:font-style="italic" officeooo:paragraph-rsid="00142d81" style:font-style-asian="italic" style:font-style-complex="italic"/>
    </style:style>
    <style:style style:name="P9" style:family="paragraph" style:parent-style-name="Standard">
      <style:text-properties fo:font-style="italic" officeooo:paragraph-rsid="001ea0ce" style:font-style-asian="italic" style:font-style-complex="italic"/>
    </style:style>
    <style:style style:name="P10" style:family="paragraph" style:parent-style-name="Standard">
      <style:text-properties fo:font-style="italic" officeooo:paragraph-rsid="00258481" style:font-style-asian="italic" style:font-style-complex="italic"/>
    </style:style>
    <style:style style:name="P11" style:family="paragraph" style:parent-style-name="Standard">
      <style:text-properties officeooo:paragraph-rsid="001350db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70288" officeooo:paragraph-rsid="00070288" style:font-weight-asian="bold" style:font-weight-complex="bold"/>
    </style:style>
    <style:style style:name="P13" style:family="paragraph" style:parent-style-name="Standard">
      <style:text-properties officeooo:rsid="00082a01" officeooo:paragraph-rsid="00082a01"/>
    </style:style>
    <style:style style:name="P14" style:family="paragraph" style:parent-style-name="Standard">
      <style:text-properties officeooo:rsid="00070288" officeooo:paragraph-rsid="00070288"/>
    </style:style>
    <style:style style:name="P15" style:family="paragraph" style:parent-style-name="Standard">
      <style:text-properties style:text-underline-style="none" officeooo:rsid="00070288" officeooo:paragraph-rsid="00070288"/>
    </style:style>
    <style:style style:name="P16" style:family="paragraph" style:parent-style-name="Standard">
      <style:text-properties style:text-underline-style="none" officeooo:rsid="000f5aa7" officeooo:paragraph-rsid="000f5aa7"/>
    </style:style>
    <style:style style:name="P17" style:family="paragraph" style:parent-style-name="Standard">
      <style:text-properties style:text-underline-style="none" officeooo:rsid="001044e9" officeooo:paragraph-rsid="001044e9"/>
    </style:style>
    <style:style style:name="P18" style:family="paragraph" style:parent-style-name="Standard">
      <style:text-properties style:text-underline-style="solid" style:text-underline-width="auto" style:text-underline-color="font-color" officeooo:rsid="00070288" officeooo:paragraph-rsid="00070288"/>
    </style:style>
    <style:style style:name="P19" style:family="paragraph" style:parent-style-name="Standard">
      <style:text-properties fo:font-style="italic" style:text-underline-style="solid" style:text-underline-width="auto" style:text-underline-color="font-color" officeooo:rsid="001044e9" officeooo:paragraph-rsid="001044e9" style:font-style-asian="italic" style:font-style-complex="italic"/>
    </style:style>
    <style:style style:name="P20" style:family="paragraph" style:parent-style-name="Standard">
      <style:text-properties fo:font-style="italic" style:text-underline-style="none" officeooo:rsid="000f68f8" officeooo:paragraph-rsid="002c9849" style:font-style-asian="italic" style:font-style-complex="italic"/>
    </style:style>
    <style:style style:name="P21" style:family="paragraph" style:parent-style-name="Standard">
      <style:text-properties fo:font-style="italic" style:text-underline-style="none" officeooo:rsid="00358ffb" officeooo:paragraph-rsid="00358ffb" style:font-style-asian="italic" style:font-style-complex="italic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rsid="0031d57a" officeooo:paragraph-rsid="0031d57a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none" officeooo:rsid="00358ffb" officeooo:paragraph-rsid="00358ffb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358ffb" officeooo:paragraph-rsid="0028b62d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358ffb" officeooo:paragraph-rsid="00463283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2a2328" officeooo:paragraph-rsid="003e6dba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rsid="0033a91a" officeooo:paragraph-rsid="0033a91a" style:font-style-asian="normal" style:font-style-complex="normal"/>
    </style:style>
    <style:style style:name="P28" style:family="paragraph" style:parent-style-name="Standard">
      <style:text-properties fo:font-style="normal" style:text-underline-style="none" officeooo:paragraph-rsid="00423142" style:font-style-asian="normal" style:font-style-complex="normal"/>
    </style:style>
    <style:style style:name="P29" style:family="paragraph" style:parent-style-name="Standard">
      <style:text-properties officeooo:paragraph-rsid="0033a91a"/>
    </style:style>
    <style:style style:name="P30" style:family="paragraph" style:parent-style-name="Standard">
      <style:text-properties officeooo:paragraph-rsid="00474c26"/>
    </style:style>
    <style:style style:name="P31" style:family="paragraph" style:parent-style-name="Preformatted_20_Text">
      <style:text-properties fo:font-style="italic" style:text-underline-style="none" officeooo:rsid="002a2328" officeooo:paragraph-rsid="003e6dba" style:font-style-asian="italic" style:font-style-complex="italic"/>
    </style:style>
    <style:style style:name="P32" style:family="paragraph" style:parent-style-name="Preformatted_20_Text">
      <style:text-properties fo:font-style="italic" style:text-underline-style="none" officeooo:rsid="002a2328" officeooo:paragraph-rsid="0040a307" style:font-style-asian="italic" style:font-style-complex="italic"/>
    </style:style>
    <style:style style:name="T1" style:family="text">
      <style:text-properties officeooo:rsid="0007028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0288"/>
    </style:style>
    <style:style style:name="T4" style:family="text">
      <style:text-properties style:text-underline-style="none" officeooo:rsid="001044e9"/>
    </style:style>
    <style:style style:name="T5" style:family="text">
      <style:text-properties style:text-underline-style="none" officeooo:rsid="00474c26"/>
    </style:style>
    <style:style style:name="T6" style:family="text">
      <style:text-properties officeooo:rsid="00082a01"/>
    </style:style>
    <style:style style:name="T7" style:family="text">
      <style:text-properties officeooo:rsid="000f25fe"/>
    </style:style>
    <style:style style:name="T8" style:family="text">
      <style:text-properties officeooo:rsid="000f5aa7"/>
    </style:style>
    <style:style style:name="T9" style:family="text">
      <style:text-properties officeooo:rsid="000f68f8"/>
    </style:style>
    <style:style style:name="T10" style:family="text">
      <style:text-properties officeooo:rsid="0011acde"/>
    </style:style>
    <style:style style:name="T11" style:family="text">
      <style:text-properties officeooo:rsid="001350db"/>
    </style:style>
    <style:style style:name="T12" style:family="text">
      <style:text-properties officeooo:rsid="00142d81"/>
    </style:style>
    <style:style style:name="T13" style:family="text">
      <style:text-properties officeooo:rsid="00160401"/>
    </style:style>
    <style:style style:name="T14" style:family="text">
      <style:text-properties officeooo:rsid="0016a3fd"/>
    </style:style>
    <style:style style:name="T15" style:family="text">
      <style:text-properties officeooo:rsid="0016e24c"/>
    </style:style>
    <style:style style:name="T16" style:family="text">
      <style:text-properties officeooo:rsid="0019baef"/>
    </style:style>
    <style:style style:name="T17" style:family="text">
      <style:text-properties officeooo:rsid="001a42d2"/>
    </style:style>
    <style:style style:name="T18" style:family="text">
      <style:text-properties officeooo:rsid="001ea0ce"/>
    </style:style>
    <style:style style:name="T19" style:family="text">
      <style:text-properties officeooo:rsid="001fd3c9"/>
    </style:style>
    <style:style style:name="T20" style:family="text">
      <style:text-properties officeooo:rsid="00215f96"/>
    </style:style>
    <style:style style:name="T21" style:family="text">
      <style:text-properties officeooo:rsid="00223054"/>
    </style:style>
    <style:style style:name="T22" style:family="text">
      <style:text-properties officeooo:rsid="0023e575"/>
    </style:style>
    <style:style style:name="T23" style:family="text">
      <style:text-properties officeooo:rsid="00258481"/>
    </style:style>
    <style:style style:name="T24" style:family="text">
      <style:text-properties officeooo:rsid="0025d8d8"/>
    </style:style>
    <style:style style:name="T25" style:family="text">
      <style:text-properties officeooo:rsid="0026ca73"/>
    </style:style>
    <style:style style:name="T26" style:family="text">
      <style:text-properties officeooo:rsid="0028b62d"/>
    </style:style>
    <style:style style:name="T27" style:family="text">
      <style:text-properties officeooo:rsid="002a2328"/>
    </style:style>
    <style:style style:name="T28" style:family="text">
      <style:text-properties officeooo:rsid="002c91a0"/>
    </style:style>
    <style:style style:name="T29" style:family="text">
      <style:text-properties officeooo:rsid="002c9849"/>
    </style:style>
    <style:style style:name="T30" style:family="text">
      <style:text-properties officeooo:rsid="002fa68b"/>
    </style:style>
    <style:style style:name="T31" style:family="text">
      <style:text-properties officeooo:rsid="00358ffb"/>
    </style:style>
    <style:style style:name="T32" style:family="text">
      <style:text-properties officeooo:rsid="003bcac3"/>
    </style:style>
    <style:style style:name="T33" style:family="text">
      <style:text-properties officeooo:rsid="003d08dd"/>
    </style:style>
    <style:style style:name="T34" style:family="text">
      <style:text-properties officeooo:rsid="003e6dba"/>
    </style:style>
    <style:style style:name="T35" style:family="text">
      <style:text-properties officeooo:rsid="00400e02"/>
    </style:style>
    <style:style style:name="T36" style:family="text">
      <style:text-properties style:text-underline-style="solid" style:text-underline-width="auto" style:text-underline-color="font-color" officeooo:rsid="00474c26"/>
    </style:style>
    <style:style style:name="T37" style:family="text">
      <style:text-properties officeooo:rsid="00423142"/>
    </style:style>
    <style:style style:name="T38" style:family="text">
      <style:text-properties fo:font-style="normal" style:text-underline-style="none" officeooo:rsid="002a2328" style:font-style-asian="normal" style:font-style-complex="normal"/>
    </style:style>
    <style:style style:name="T39" style:family="text">
      <style:text-properties fo:font-style="normal" style:text-underline-style="none" officeooo:rsid="00423142" style:font-style-asian="normal" style:font-style-complex="normal"/>
    </style:style>
    <style:style style:name="T40" style:family="text">
      <style:text-properties fo:font-style="normal" style:text-underline-style="none" officeooo:rsid="00474c26" style:font-style-asian="normal" style:font-style-complex="normal"/>
    </style:style>
    <style:style style:name="T41" style:family="text">
      <style:text-properties fo:font-style="normal" officeooo:rsid="002a2328" style:font-style-asian="normal" style:font-style-complex="normal"/>
    </style:style>
    <style:style style:name="T42" style:family="text">
      <style:text-properties fo:font-style="normal" officeooo:rsid="00423142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officeooo:rsid="00474c26" style:font-style-asian="normal" style:font-style-complex="normal"/>
    </style:style>
    <style:style style:name="T44" style:family="text">
      <style:text-properties officeooo:rsid="0045f6a9"/>
    </style:style>
    <style:style style:name="T45" style:family="text">
      <style:text-properties officeooo:rsid="00463283"/>
    </style:style>
    <style:style style:name="T46" style:family="text">
      <style:text-properties officeooo:rsid="00474c2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PENCV 2.2</text:p>
      <text:p text:style-name="P12"/>
      <text:p text:style-name="P5"><text:span text:style-name="T6">Une n</text:span>ouvelle version <text:span text:style-name="T6">du framework O</text:span>pen <text:span text:style-name="T6">Computer Vision est sortie en</text:span> décembre 2010, <text:span text:style-name="T6">la version 2.2. </text:span><text:span text:style-name="T35">La structure interne a été modifiée, et les anciennes bibliothèques sont maintenant décomposées en plus petits modules, qu'il faut charge indépendamment.</text:span></text:p>
      <text:p text:style-name="P13"/>
      <text:p text:style-name="P5"><text:span text:style-name="T33">Pour</text:span><text:span text:style-name="T32"> </text:span><text:span text:style-name="T33">la </text:span><text:span text:style-name="T32">l</text:span>iste complète des changements: </text:p>
      <text:p text:style-name="P5"><text:a xlink:type="simple" xlink:href="http://opencv.willowgarage.com/wiki/OpenCV%20Change%20Logs"><text:span text:style-name="T1">http://opencv.willowgarage.com/wiki/OpenCV%20Change%20Logs</text:span></text:a></text:p>
      <text:p text:style-name="P14"/>
      <text:p text:style-name="P14"/>
      <text:p text:style-name="P2"><text:span text:style-name="T1">Installation </text:span><text:span text:style-name="T9">sous </text:span><text:span text:style-name="T7">Unix</text:span></text:p>
      <text:p text:style-name="P15"/>
      <text:p text:style-name="P1"><text:span text:style-name="T4">T</text:span><text:span text:style-name="T3">éléchargement: </text:span><text:a xlink:type="simple" xlink:href="http://sourceforge.net/projects/opencvlibrary/files/opencv-unix/2.2/"><text:span text:style-name="T1">http://sourceforge.net/projects/opencvlibrary/files/opencv-unix/2.2/</text:span></text:a></text:p>
      <text:p text:style-name="P18"/>
      <text:p text:style-name="P3"><text:span text:style-name="T8">Installation : </text:span><text:a xlink:type="simple" xlink:href="http://opencv.willowgarage.com/wiki/InstallGuide"><text:span text:style-name="T8">http://opencv.willowgarage.com/wiki/InstallGuide</text:span></text:a></text:p>
      <text:p text:style-name="P16"/>
      <text:p text:style-name="P19">Procédure rapide sous Ubuntu 10.x :</text:p>
      <text:p text:style-name="P17"/>
      <text:p text:style-name="P4"><text:span text:style-name="T10">- S</text:span><text:span text:style-name="T30">i non pésents, </text:span><text:span text:style-name="T10">installer </text:span><text:span text:style-name="T29">les packages suivants :</text:span></text:p>
      <text:p text:style-name="P6"><text:span text:style-name="T28">sudo </text:span><text:span text:style-name="T9">apt-get </text:span><text:span text:style-name="T28">install </text:span><text:span text:style-name="T21">cm</text:span><text:span text:style-name="T9">ake</text:span></text:p>
      <text:p text:style-name="P7"><text:span text:style-name="T28">sudo </text:span><text:span text:style-name="T26">apt-get </text:span><text:span text:style-name="T28">install </text:span><text:span text:style-name="T26">libgtk2.0-dev</text:span></text:p>
      <text:p text:style-name="P7"><text:span text:style-name="T29">sudo apt-get install </text:span><text:span text:style-name="T26">pkg-config</text:span></text:p>
      <text:p text:style-name="P20"/>
      <text:p text:style-name="P11"><text:span text:style-name="T11">- </text:span><text:span text:style-name="T12">créer </text:span><text:span text:style-name="T16">le </text:span><text:span text:style-name="T17">dossier </text:span><text:span text:style-name="T16">où sera install</text:span><text:span text:style-name="T17">é</text:span><text:span text:style-name="T16"> OpenCV</text:span><text:span text:style-name="T12">, s'y placer et exécuter </text:span><text:span text:style-name="T19">successivement :</text:span></text:p>
      <text:p text:style-name="P8"><text:span text:style-name="T12">cmake &lt;chemin du dossier </text:span><text:span text:style-name="T13">contenant les sources préc</text:span><text:span text:style-name="T14">é</text:span><text:span text:style-name="T13">demm</text:span><text:span text:style-name="T15">e</text:span><text:span text:style-name="T13">nt téléchargées</text:span><text:span text:style-name="T12">&gt;</text:span></text:p>
      <text:p text:style-name="P9"><text:span text:style-name="T18">make</text:span><text:span text:style-name="T20"> </text:span></text:p>
      <text:p text:style-name="P9"><text:span text:style-name="T22">sudo </text:span><text:span text:style-name="T18">make install</text:span></text:p>
      <text:p text:style-name="P10"><text:span text:style-name="T25">sudo </text:span><text:span text:style-name="T23">ldconfi</text:span><text:span text:style-name="T24">d</text:span></text:p>
      <text:p text:style-name="P10"/>
      <text:p text:style-name="P22">Utilisation d'OpenCV 2.2</text:p>
      <text:p text:style-name="P24"><text:span text:style-name="T31"/></text:p>
      <text:p text:style-name="P25">Dans le code, la procédure <text:span text:style-name="T45">recommandée </text:span>pour inclure les composants d'opencv est de la forme :</text:p>
      <text:p text:style-name="P23"/>
      <text:p text:style-name="P21">#include &lt;opencv2/core/core.hpp&gt;</text:p>
      <text:p text:style-name="P23"/>
      <text:p text:style-name="P28"><text:span text:style-name="T37">Et les</text:span><text:span text:style-name="T27"> nouveaux arguments </text:span><text:span text:style-name="T37">au niveau du linker sont : </text:span></text:p>
      <text:p text:style-name="P26"><text:span text:style-name="T34"/></text:p>
      <text:p text:style-name="P31">-lopencv_core</text:p>
      <text:p text:style-name="P32">-lopencv_imgproc</text:p>
      <text:p text:style-name="P32">-lopencv_calib3d</text:p>
      <text:p text:style-name="P32">-lopencv_video</text:p>
      <text:p text:style-name="P32">-lopencv_features2d</text:p>
      <text:p text:style-name="P32">-lopencv_ml</text:p>
      <text:p text:style-name="P32">-lopencv_highgui</text:p>
      <text:p text:style-name="P32">-lopencv_objdetect</text:p>
      <text:p text:style-name="P32">-lopencv_contrib</text:p>
      <text:p text:style-name="P32">-lopencv_legacy</text:p>
      <text:p text:style-name="P29"><text:span text:style-name="Emphasis"><text:span text:style-name="T2"/></text:span></text:p>
      <text:p text:style-name="P30"><text:span text:style-name="Emphasis"><text:span text:style-name="T40">Des exemples d'utilisation des nouvelles fonctionnalités peuvent être trouvés ici :</text:span></text:span></text:p>
      <text:p text:style-name="P30"><text:a xlink:type="simple" xlink:href="https://code.ros.org/svn/opencv/trunk/opencv/samples"><text:span text:style-name="Emphasis"><text:span text:style-name="T43">https://code.ros.org/svn/opencv/trunk/opencv/samples</text:span></text:span></text:a></text:p>
      <text:p text:style-name="P30"><text:span text:style-name="Emphasis"><text:span text:style-name="T5"/>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1T15:43:03</dc:date>
    <dc:creator>Julien </dc:creator>
    <meta:editing-duration>PT03H19M04S</meta:editing-duration>
    <meta:editing-cycles>71</meta:editing-cycles>
    <meta:generator>OpenOffice.org/3.2$Linux OpenOffice.org_project/320m19$Build-9505</meta:generator>
    <meta:document-statistic meta:table-count="0" meta:image-count="0" meta:object-count="0" meta:page-count="1" meta:paragraph-count="33" meta:word-count="163" meta:character-count="1389"/>
  </office:meta>
</office:document-meta>
</file>